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500 - The Azarinth Sentinel" calcext:value-type="string">
            <text:p>Class 1: 500 - The Azarinth Sentine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93 - Kin of Ash" calcext:value-type="string">
            <text:p>Class 2: 493 - Kin of Ash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2]" office:value-type="float" office:value="1500" calcext:value-type="float">
            <text:p>1500.0</text:p>
          </table:table-cell>
          <table:table-cell/>
          <table:table-cell table:style-name="ce6"/>
          <table:table-cell table:style-name="ce32" table:formula="of:=[.U9]" office:value-type="float" office:value="18380154.5928" calcext:value-type="float">
            <text:p>18,380,155</text:p>
          </table:table-cell>
          <table:table-cell table:style-name="ce11" table:formula="of:=[.V9]" office:value-type="float" office:value="1224534.87" calcext:value-type="float">
            <text:p>1,224,534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7690" calcext:value-type="float">
            <text:p>2769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6.9175" calcext:value-type="float">
            <text:p>66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56 - The Faen Valkyrie" calcext:value-type="string">
            <text:p>Class 3: 456 - The Faen Valkyrie</text:p>
          </table:table-cell>
          <table:table-cell table:style-name="ce6" office:value-type="float" office:value="456" calcext:value-type="float">
            <text:p>45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96" calcext:value-type="float">
            <text:p>35.96</text:p>
          </table:table-cell>
          <table:table-cell table:style-name="ce12" table:formula="of:=[.U10]" office:value-type="percentage" office:value="35.96" calcext:value-type="percentage">
            <text:p>359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92.63" calcext:value-type="float">
            <text:p>92.6</text:p>
          </table:table-cell>
          <table:table-cell table:style-name="ce10" table:formula="of:=[.W3]/60" office:value-type="percentage" office:value="0.00295" calcext:value-type="percentage">
            <text:p>0.30%</text:p>
          </table:table-cell>
          <table:table-cell table:style-name="ce9" table:formula="of:=2%+([.F7]/100/100/2)" office:value-type="percentage" office:value="0.177" calcext:value-type="percentage">
            <text:p>17.7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31400" calcext:value-type="float">
            <text:p>314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16.808" calcext:value-type="float">
            <text:p>116.8</text:p>
          </table:table-cell>
          <table:table-cell table:style-name="ce10" table:formula="of:=[.W4]/60" office:value-type="percentage" office:value="0.00372" calcext:value-type="percentage">
            <text:p>0.37%</text:p>
          </table:table-cell>
          <table:table-cell table:style-name="ce9" table:formula="of:=1%*(1+3+3%*[.E75])+([.F7]/100/100/2)+1%" office:value-type="percentage" office:value="0.2232" calcext:value-type="percentage">
            <text:p>22.3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536" calcext:value-type="float">
            <text:p>1536</text:p>
          </table:table-cell>
          <table:table-cell table:style-name="ce5" table:formula="of:=[.E6]*(1+[.AD15])" office:value-type="float" office:value="20582.4" calcext:value-type="float">
            <text:p>20582.4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570" calcext:value-type="float">
            <text:p>1570</text:p>
          </table:table-cell>
          <table:table-cell table:style-name="ce5" table:formula="of:=[.E7]*2" office:value-type="float" office:value="3140" calcext:value-type="float">
            <text:p>314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652245.6" calcext:value-type="float">
            <text:p>6652245.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8380154.5928" calcext:value-type="float">
            <text:p>18380154.5928</text:p>
          </table:table-cell>
          <table:table-cell table:style-name="ce6" table:formula="of:=([.S11]+[.S12])/2" office:value-type="float" office:value="1224534.87" calcext:value-type="float">
            <text:p>1224534.8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500" calcext:value-type="string">
            <text:p>Vit: 15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30108063.5856" calcext:value-type="float">
            <text:p>30108063.585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96" calcext:value-type="percentage">
            <text:p>359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7004093271398" calcext:value-type="percentage">
            <text:p>97.7%</text:p>
          </table:table-cell>
          <table:table-cell table:formula="of:=1/(1-[.Q11])" office:value-type="float" office:value="43.486" calcext:value-type="float">
            <text:p>43.486</text:p>
          </table:table-cell>
          <table:table-cell table:formula="of:=[.$S$2]/(1/(1+[.$O$15]+[.$AV$15]))" office:value-type="float" office:value="1175717.4" calcext:value-type="float">
            <text:p>1175717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254251293872" calcext:value-type="percentage">
            <text:p>97.8%</text:p>
          </table:table-cell>
          <table:table-cell table:formula="of:=1/(1-[.Q12])" office:value-type="float" office:value="45.9859999999999" calcext:value-type="float">
            <text:p>45.9859999999999</text:p>
          </table:table-cell>
          <table:table-cell table:formula="of:=[.$S$2]/(1/(1+[.$O$15]+[.$AJ$15]+[.$AV$15]))" office:value-type="float" office:value="1273352.34" calcext:value-type="float">
            <text:p>1273352.3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629172282635" calcext:value-type="percentage">
            <text:p>97.8%</text:p>
          </table:table-cell>
          <table:table-cell table:style-name="ce14" table:formula="of:=([.R11]+[.R12])/2" office:value-type="float" office:value="44.736" calcext:value-type="float">
            <text:p>44.7</text:p>
          </table:table-cell>
          <table:table-cell table:style-name="ce14" table:formula="of:=([.S11]+[.S12])/2" office:value-type="float" office:value="1224534.87" calcext:value-type="float">
            <text:p>1224534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536 [20,582.4]" calcext:value-type="string">
            <text:p>Int: 1536 [20,582.4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570" calcext:value-type="string">
            <text:p>Wis: 157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96" calcext:value-type="percentage">
            <text:p>359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526" calcext:value-type="percentage">
            <text:p>3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1.026" calcext:value-type="percentage">
            <text:p>10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46" calcext:value-type="percentage">
            <text:p>84.6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96.0%" calcext:value-type="string">
            <text:p>Resilience: 3,596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7,690" calcext:value-type="string">
            <text:p>Health: <text:s/>27,69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31,400" calcext:value-type="string">
            <text:p>Mana: <text:s text:c="3"/>31,4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6.9] [376.2 seconds]" calcext:value-type="string">
            <text:p>hp/sec: <text:s/>0.27% [66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30% [92.6] [339.0 seconds]" calcext:value-type="string">
            <text:p>mp/sec: <text:s/>0.30% [92.6] [339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7% [116.8] [268.8 seconds]" calcext:value-type="string">
            <text:p>w/Med: <text:s text:c="2"/>0.37% [116.8] [26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3" calcext:value-type="float">
            <text:p>49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63%     [hp x 44.74]" calcext:value-type="string">
            <text:p>Mitigation: <text:s text:c="6"/>97.763% <text:s text:c="4"/>[hp x 44.74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224,534.9 [hp x 82.58]" calcext:value-type="string">
            <text:p>Effective Health: 1,224,534.9 [hp x 82.58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6" calcext:value-type="float">
            <text:p>45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4.68" calcext:value-type="percentage">
            <text:p>46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68" calcext:value-type="percentage">
            <text:p>46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23" calcext:value-type="percentage">
            <text:p>423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23" calcext:value-type="percentage">
            <text:p>423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026" calcext:value-type="percentage">
            <text:p>102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026" calcext:value-type="percentage">
            <text:p>102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46" calcext:value-type="percentage">
            <text:p>84.6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7 Flare of Creation        x8 [58.5% =&gt; 468.0% Resilience]" calcext:value-type="string">
            <text:p>3-27 Flare of Creation <text:s text:c="7"/>x8 [58.5% =&gt; 46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4 Body of the Valkyrie     x9 [47.0% =&gt; 423.0% Resilience, 11.4% =&gt; 102.6% Physical Resistance, 5.0% =&gt; 102.6% Magic Resistance, 9.4% =&gt; 84.6% Health, 1.70% =&gt; 15.30%/minute]" calcext:value-type="string">
            <text:p>3-24 Body of the Valkyrie <text:s text:c="4"/>x9 [47.0% =&gt; 423.0% Resilience, 11.4% =&gt; 102.6% Physical Resistance, 5.0% =&gt; 102.6% Magic Resistance, 9.4% =&gt; 84.6% Health, 1.70% =&gt; 15.3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87" calcext:value-type="float">
            <text:p>2087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26" calcext:value-type="float">
            <text:p>2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1]+([.C81]-1)*20" office:value-type="float" office:value="60" calcext:value-type="float">
            <text:p>6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7]+([.C117]-1)*20" office:value-type="float" office:value="57" calcext:value-type="float">
            <text:p>57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7%" calcext:value-type="string">
            <text:p>67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7]+([.C137]-1)*20" office:value-type="float" office:value="44" calcext:value-type="float">
            <text:p>44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4%" calcext:value-type="string">
            <text:p>54%</text:p>
          </table:table-cell>
          <table:table-cell table:formula="of:=TEXT(VLOOKUP([.E137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7%" calcext:value-type="string">
            <text:p>57%</text:p>
          </table:table-cell>
          <table:table-cell table:formula="of:=TEXT(VLOOKUP([.E138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1 1st tier" calcext:value-type="string">
            <text:p>11 1st tier</text:p>
          </table:table-cell>
          <table:table-cell table:formula="of:=COUNTIF([.$C$85:.$C$139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5 2nd tier" calcext:value-type="string">
            <text:p>25 2nd tier</text:p>
          </table:table-cell>
          <table:table-cell table:formula="of:=COUNTIF([.$C$85:.$C$139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50%" calcext:value-type="string">
            <text:p>250%</text:p>
          </table:table-cell>
          <table:table-cell table:formula="of:=TEXT([.B141]*5%;&quot;%&quot;)" office:value-type="string" office:string-value="55%" calcext:value-type="string">
            <text:p>55%</text:p>
          </table:table-cell>
          <table:table-cell table:formula="of:=TEXT([.C146]+[.D146]+[.E146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5%] more dense. (Avatar of Ash 2nd)" calcext:value-type="string">
            <text:p><text:s text:c="16"/>[54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500" calcext:value-type="float">
            <text:p>500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93" calcext:value-type="float">
            <text:p>49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6" calcext:value-type="float">
            <text:p>456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536" calcext:value-type="float">
            <text:p>1536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0,582.4" calcext:value-type="string">
            <text:p>20,582.4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96.0%" calcext:value-type="string">
            <text:p>3,59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7,690" calcext:value-type="string">
            <text:p>27,69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31,400" calcext:value-type="string">
            <text:p>31,4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6.9" calcext:value-type="string">
            <text:p>66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0%" calcext:value-type="string">
            <text:p>0.3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92.6" calcext:value-type="string">
            <text:p>92.6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39.0" calcext:value-type="string">
            <text:p>339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16.8" calcext:value-type="string">
            <text:p>116.8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68.8" calcext:value-type="string">
            <text:p>26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63%" calcext:value-type="string">
            <text:p>97.763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74" calcext:value-type="string">
            <text:p>44.74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224,534.9" calcext:value-type="string">
            <text:p>1,224,534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2.58" calcext:value-type="string">
            <text:p>82.58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8.5% =&gt; 468.0%" calcext:value-type="string">
            <text:p>58.5% =&gt; 46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7.0% =&gt; 423.0%" calcext:value-type="string">
            <text:p>47.0% =&gt; 423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4% =&gt; 102.6%" calcext:value-type="string">
            <text:p>11.4% =&gt; 102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102.6%" calcext:value-type="string">
            <text:p>5.0% =&gt; 102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4% =&gt; 84.6%" calcext:value-type="string">
            <text:p>9.4% =&gt; 84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70% =&gt; 15.30%" calcext:value-type="string">
            <text:p>1.70% =&gt; 15.3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500 - The Azarinth Sentinel" calcext:value-type="string">
            <text:p>Class 1: 500 - The Azarinth Sentinel</text:p>
          </table:table-cell>
        </table:table-row>
        <table:table-row table:style-name="ro1">
          <table:table-cell table:formula="of:=[$Calculations.A2]" office:value-type="string" office:string-value="Class 2: 493 - Kin of Ash" calcext:value-type="string">
            <text:p>Class 2: 493 - Kin of Ash</text:p>
          </table:table-cell>
        </table:table-row>
        <table:table-row table:style-name="ro1">
          <table:table-cell table:formula="of:=[$Calculations.A3]" office:value-type="string" office:string-value="Class 3: 456 - The Faen Valkyrie" calcext:value-type="string">
            <text:p>Class 3: 45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00" calcext:value-type="string">
            <text:p>Vit: 15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536 [20,582.4]" calcext:value-type="string">
            <text:p>Int: 1536 [20,582.4]</text:p>
          </table:table-cell>
        </table:table-row>
        <table:table-row table:style-name="ro1">
          <table:table-cell table:formula="of:=[$Calculations.A15]" office:value-type="string" office:string-value="Wis: 1570" calcext:value-type="string">
            <text:p>Wis: 157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96.0%" calcext:value-type="string">
            <text:p>Resilience: 3,596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7,690" calcext:value-type="string">
            <text:p>Health: <text:s/>27,69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31,400" calcext:value-type="string">
            <text:p>Mana: <text:s text:c="3"/>31,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6.9] [376.2 seconds]" calcext:value-type="string">
            <text:p>hp/sec: <text:s/>0.27% [66.9] [376.2 seconds]</text:p>
          </table:table-cell>
        </table:table-row>
        <table:table-row table:style-name="ro1">
          <table:table-cell table:formula="of:=[$Calculations.A27]" office:value-type="string" office:string-value="mp/sec:  0.30% [92.6] [339.0 seconds]" calcext:value-type="string">
            <text:p>mp/sec: <text:s/>0.30% [92.6] [339.0 seconds]</text:p>
          </table:table-cell>
        </table:table-row>
        <table:table-row table:style-name="ro1">
          <table:table-cell table:formula="of:=[$Calculations.A28]" office:value-type="string" office:string-value="w/Med:   0.37% [116.8] [268.8 seconds]" calcext:value-type="string">
            <text:p>w/Med: <text:s text:c="2"/>0.37% [116.8] [26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63%     [hp x 44.74]" calcext:value-type="string">
            <text:p>Mitigation: <text:s text:c="6"/>97.763% <text:s text:c="4"/>[hp x 44.74]</text:p>
          </table:table-cell>
        </table:table-row>
        <table:table-row table:style-name="ro1">
          <table:table-cell table:formula="of:=[$Calculations.A31]" office:value-type="string" office:string-value="Effective Health: 1,224,534.9 [hp x 82.58]" calcext:value-type="string">
            <text:p>Effective Health: 1,224,534.9 [hp x 82.5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8 [58.5% =&gt; 468.0% Resilience]" calcext:value-type="string">
            <text:p>3-27 Flare of Creation <text:s text:c="7"/>x8 [58.5% =&gt; 468.0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 x9 [47.0% =&gt; 423.0% Resilience, 11.4% =&gt; 102.6% Physical Resistance, 5.0% =&gt; 102.6% Magic Resistance, 9.4% =&gt; 84.6% Health, 1.70% =&gt; 15.30%/minute]" calcext:value-type="string">
            <text:p>3-24 Body of the Valkyrie <text:s text:c="4"/>x9 [47.0% =&gt; 423.0% Resilience, 11.4% =&gt; 102.6% Physical Resistance, 5.0% =&gt; 102.6% Magic Resistance, 9.4% =&gt; 84.6% Health, 1.70% =&gt; 15.3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7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8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2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5%] more dense. (Avatar of Ash 2nd)" calcext:value-type="string">
            <text:p><text:s text:c="16"/>[54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8:31:15.900000000</dc:date>
    <meta:generator>LibreOffice/7.0.5.2$Windows_X86_64 LibreOffice_project/64390860c6cd0aca4beafafcfd84613dd9dfb63a</meta:generator>
    <meta:editing-duration>PT19H14M57S</meta:editing-duration>
    <meta:editing-cycles>131</meta:editing-cycles>
    <meta:document-statistic meta:table-count="2" meta:cell-count="2076" meta:object-count="0"/>
    <meta:user-defined meta:name="AppVersion">16.0300</meta:user-defined>
  </office:meta>
</office:document-meta>
</file>